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0.65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2" table:default-cell-style-name="Default"/>
        <table:table-column table:style-name="co4" table:default-cell-style-name="ce10"/>
        <table:table-column table:style-name="co4" table:number-columns-repeated="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row table:style-name="ro2">
          <table:table-cell office:value-type="string">
            <text:p>CONTEGGIO BUONI EDENRED</text:p>
          </table:table-cell>
          <table:table-cell table:number-columns-repeated="31"/>
        </table:table-row>
        <table:table-row table:style-name="ro4" table:number-rows-repeated="2">
          <table:table-cell table:number-columns-repeated="32"/>
        </table:table-row>
        <table:table-row table:style-name="ro4">
          <table:table-cell table:style-name="ce1" office:value-type="string">
            <text:p>DATA</text:p>
          </table:table-cell>
          <table:table-cell table:style-name="ce6" office:value-type="currency" office:currency="EUR" office:value="5.29">
            <text:p>€ 5,29</text:p>
          </table:table-cell>
          <table:table-cell table:style-name="ce6" office:value-type="currency" office:currency="EUR" office:value="13.13">
            <text:p>€ 13,13</text:p>
          </table:table-cell>
          <table:table-cell table:style-name="ce6" office:value-type="currency" office:currency="EUR" office:value="5">
            <text:p>€ 5,00</text:p>
          </table:table-cell>
          <table:table-cell table:style-name="ce6" office:value-type="currency" office:currency="EUR" office:value="7">
            <text:p>€ 7,00</text:p>
          </table:table-cell>
          <table:table-cell table:style-name="ce6" office:value-type="currency" office:currency="EUR" office:value="6.79">
            <text:p>€ 6,79</text:p>
          </table:table-cell>
          <table:table-cell table:style-name="ce6" office:value-type="currency" office:currency="EUR" office:value="5.2">
            <text:p>€ 5,20</text:p>
          </table:table-cell>
          <table:table-cell table:style-name="ce6" office:value-type="currency" office:currency="EUR" office:value="2.6">
            <text:p>€ 2,60</text:p>
          </table:table-cell>
          <table:table-cell table:style-name="ce6" office:value-type="currency" office:currency="EUR" office:value="10">
            <text:p>€ 10,00</text:p>
          </table:table-cell>
          <table:table-cell table:style-name="ce6" office:value-type="currency" office:currency="EUR" office:value="3.5">
            <text:p>€ 3,50</text:p>
          </table:table-cell>
          <table:table-cell table:style-name="ce6" office:value-type="currency" office:currency="EUR" office:value="6.5">
            <text:p>€ 6,50</text:p>
          </table:table-cell>
          <table:table-cell table:style-name="ce6" office:value-type="currency" office:currency="EUR" office:value="6.3">
            <text:p>€ 6,30</text:p>
          </table:table-cell>
          <table:table-cell table:style-name="ce6" office:value-type="currency" office:currency="EUR" office:value="5.16">
            <text:p>€ 5,16</text:p>
          </table:table-cell>
          <table:table-cell table:style-name="ce6" office:value-type="currency" office:currency="EUR" office:value="8.2">
            <text:p>€ 8,20</text:p>
          </table:table-cell>
          <table:table-cell table:style-name="ce6" office:value-type="currency" office:currency="EUR" office:value="0">
            <text:p>€ 0,00</text:p>
          </table:table-cell>
          <table:table-cell table:number-columns-repeated="17"/>
        </table:table-row>
        <table:table-row table:style-name="ro4">
          <table:table-cell table:style-name="ce2"/>
          <table:table-cell table:style-name="ce1" table:number-columns-repeated="14"/>
          <table:table-cell table:number-columns-repeated="17"/>
        </table:table-row>
        <table:table-row table:style-name="ro4" table:visibility="collapse">
          <table:table-cell table:style-name="ce3" office:value-type="date" office:date-value="2014-02-14">
            <text:p>14/02/14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11"/>
          <table:table-cell table:formula="of:=SUM([.B6:.O6])" office:value-type="float" office:value="4">
            <text:p>4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15">
            <text:p>15/02/14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formula="of:=SUM([.B7:.O7])" office:value-type="float" office:value="2">
            <text:p>2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17">
            <text:p>17/02/1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formula="of:=SUM([.B8:.O8])" office:value-type="float" office:value="18">
            <text:p>18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18">
            <text:p>18/02/14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formula="of:=SUM([.B9:.O9])" office:value-type="float" office:value="15">
            <text:p>15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19">
            <text:p>19/02/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formula="of:=SUM([.B10:.O10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20">
            <text:p>20/02/14</text:p>
          </table:table-cell>
          <table:table-cell table:style-name="ce4" office:value-type="float" office:value="15">
            <text:p>15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formula="of:=SUM([.B11:.O11])" office:value-type="float" office:value="16">
            <text:p>16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21">
            <text:p>21/02/1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table:number-columns-repeated="11"/>
          <table:table-cell table:formula="of:=SUM([.B12:.O12])" office:value-type="float" office:value="16">
            <text:p>16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24">
            <text:p>24/02/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number-columns-repeated="11"/>
          <table:table-cell table:formula="of:=SUM([.B13:.O13])" office:value-type="float" office:value="18">
            <text:p>18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25">
            <text:p>25/02/1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11"/>
          <table:table-cell table:formula="of:=SUM([.B14:.O14])" office:value-type="float" office:value="11">
            <text:p>11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26">
            <text:p>26/02/14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formula="of:=SUM([.B15:.O15])" office:value-type="float" office:value="19">
            <text:p>1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27">
            <text:p>27/02/1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formula="of:=SUM([.B16:.O16])" office:value-type="float" office:value="19">
            <text:p>1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2-28">
            <text:p>28/02/1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formula="of:=SUM([.B17:.O17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03">
            <text:p>03/03/1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formula="of:=SUM([.B18:.O18])" office:value-type="float" office:value="22">
            <text:p>22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04">
            <text:p>04/03/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formula="of:=SUM([.B19:.O19])" office:value-type="float" office:value="10">
            <text:p>10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05">
            <text:p>05/03/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formula="of:=SUM([.B20:.O20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06">
            <text:p>06/03/14</text:p>
          </table:table-cell>
          <table:table-cell table:style-name="ce4" office:value-type="float" office:value="14">
            <text:p>1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1"/>
          <table:table-cell table:formula="of:=SUM([.B21:.O21])" office:value-type="float" office:value="16">
            <text:p>16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07">
            <text:p>07/03/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formula="of:=SUM([.B22:.O22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08">
            <text:p>08/03/14</text:p>
          </table:table-cell>
          <table:table-cell table:style-name="ce4" table:number-columns-repeated="6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formula="of:=SUM([.B23:.O23])" office:value-type="float" office:value="3">
            <text:p>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0">
            <text:p>10/03/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4" table:number-columns-repeated="12"/>
          <table:table-cell table:formula="of:=SUM([.B24:.O24])" office:value-type="float" office:value="18">
            <text:p>18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1">
            <text:p>11/03/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formula="of:=SUM([.B25:.O25])" office:value-type="float" office:value="9">
            <text:p>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2">
            <text:p>12/03/1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0"/>
          <table:table-cell table:formula="of:=SUM([.B26:.O26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3">
            <text:p>13/03/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formula="of:=SUM([.B27:.O27])" office:value-type="float" office:value="6">
            <text:p>6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4">
            <text:p>14/03/14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1"/>
          <table:table-cell table:formula="of:=SUM([.B28:.O28])" office:value-type="float" office:value="8">
            <text:p>8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7">
            <text:p>17/03/14</text:p>
          </table:table-cell>
          <table:table-cell table:style-name="ce4" office:value-type="float" office:value="18">
            <text:p>18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29:.O29])" office:value-type="float" office:value="24">
            <text:p>24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8">
            <text:p>18/03/1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30:.O30])" office:value-type="float" office:value="15">
            <text:p>15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19">
            <text:p>19/03/14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11"/>
          <table:table-cell table:formula="of:=SUM([.B31:.O31])" office:value-type="float" office:value="11">
            <text:p>11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20">
            <text:p>20/03/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11"/>
          <table:table-cell table:formula="of:=SUM([.B32:.O32])" office:value-type="float" office:value="15">
            <text:p>15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21">
            <text:p>21/03/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formula="of:=SUM([.B33:.O33])" office:value-type="float" office:value="11">
            <text:p>11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24">
            <text:p>24/03/14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13"/>
          <table:table-cell table:formula="of:=SUM([.B34:.O34])" office:value-type="float" office:value="10">
            <text:p>10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25">
            <text:p>25/03/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11"/>
          <table:table-cell table:formula="of:=SUM([.B35:.O35])" office:value-type="float" office:value="16">
            <text:p>16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26">
            <text:p>26/03/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36:.O36])" office:value-type="float" office:value="17">
            <text:p>17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27">
            <text:p>27/03/14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formula="of:=SUM([.B37:.O37])" office:value-type="float" office:value="14">
            <text:p>14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28">
            <text:p>28/03/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11"/>
          <table:table-cell table:formula="of:=SUM([.B38:.O38])" office:value-type="float" office:value="6">
            <text:p>6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3-31">
            <text:p>31/03/14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formula="of:=SUM([.B39:.O39])" office:value-type="float" office:value="8">
            <text:p>8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01">
            <text:p>01/04/1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formula="of:=SUM([.B40:.O40])" office:value-type="float" office:value="11">
            <text:p>11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02">
            <text:p>02/04/1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1"/>
          <table:table-cell table:formula="of:=SUM([.B41:.O41])" office:value-type="float" office:value="11">
            <text:p>11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03">
            <text:p>03/04/1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11"/>
          <table:table-cell table:formula="of:=SUM([.B42:.O42])" office:value-type="float" office:value="7">
            <text:p>7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04">
            <text:p>04/04/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formula="of:=SUM([.B43:.O43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07">
            <text:p>07/04/14</text:p>
          </table:table-cell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formula="of:=SUM([.B44:.O44])" office:value-type="float" office:value="5">
            <text:p>5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08">
            <text:p>08/04/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formula="of:=SUM([.B45:.O45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09">
            <text:p>09/04/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formula="of:=SUM([.B46:.O46])" office:value-type="float" office:value="10">
            <text:p>10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0">
            <text:p>10/04/14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11"/>
          <table:table-cell table:formula="of:=SUM([.B47:.O47])" office:value-type="float" office:value="8">
            <text:p>8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1">
            <text:p>11/04/14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11"/>
          <table:table-cell table:formula="of:=SUM([.B48:.O48])" office:value-type="float" office:value="10">
            <text:p>10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2">
            <text:p>12/04/1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49:.O49])" office:value-type="float" office:value="1">
            <text:p>1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4">
            <text:p>14/04/1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50:.O50])" office:value-type="float" office:value="14">
            <text:p>14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5">
            <text:p>15/04/14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11"/>
          <table:table-cell table:formula="of:=SUM([.B51:.O51])" office:value-type="float" office:value="10">
            <text:p>10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6">
            <text:p>16/04/1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11"/>
          <table:table-cell table:formula="of:=SUM([.B52:.O52])" office:value-type="float" office:value="9">
            <text:p>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7">
            <text:p>17/04/14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11"/>
          <table:table-cell table:formula="of:=SUM([.B53:.O53])" office:value-type="float" office:value="9">
            <text:p>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18">
            <text:p>18/04/14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table:number-columns-repeated="11"/>
          <table:table-cell table:formula="of:=SUM([.B54:.O54])" office:value-type="float" office:value="14">
            <text:p>14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22">
            <text:p>22/04/1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formula="of:=SUM([.B55:.O55])" office:value-type="float" office:value="16">
            <text:p>16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23">
            <text:p>23/04/14</text:p>
          </table:table-cell>
          <table:table-cell table:style-name="ce4" office:value-type="float" office:value="11">
            <text:p>1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11"/>
          <table:table-cell table:formula="of:=SUM([.B56:.O56])" office:value-type="float" office:value="13">
            <text:p>13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24">
            <text:p>24/04/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formula="of:=SUM([.B57:.O57])" office:value-type="float" office:value="17">
            <text:p>17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25">
            <text:p>25/04/14</text:p>
          </table:table-cell>
          <table:table-cell table:style-name="ce4" table:number-columns-repeated="5"/>
          <table:table-cell table:style-name="ce4" office:value-type="float" office:value="4">
            <text:p>4</text:p>
          </table:table-cell>
          <table:table-cell table:style-name="ce4" table:number-columns-repeated="8"/>
          <table:table-cell table:formula="of:=SUM([.B58:.O58])" office:value-type="float" office:value="4">
            <text:p>4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28">
            <text:p>28/04/14</text:p>
          </table:table-cell>
          <table:table-cell table:style-name="ce4" office:value-type="float" office:value="9">
            <text:p>9</text:p>
          </table:table-cell>
          <table:table-cell table:style-name="ce4" table:number-columns-repeated="13"/>
          <table:table-cell table:formula="of:=SUM([.B59:.O59])" office:value-type="float" office:value="9">
            <text:p>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29">
            <text:p>29/04/1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60:.O60])" office:value-type="float" office:value="10">
            <text:p>10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4-30">
            <text:p>30/04/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formula="of:=SUM([.B61:.O61])" office:value-type="float" office:value="19">
            <text:p>1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5-02">
            <text:p>02/05/14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formula="of:=SUM([.B62:.O62])" office:value-type="float" office:value="2">
            <text:p>2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5-05">
            <text:p>05/05/14</text:p>
          </table:table-cell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63:.O63])" office:value-type="float" office:value="10">
            <text:p>10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5-06">
            <text:p>06/05/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/>
          <table:table-cell table:formula="of:=SUM([.B64:.O64])" office:value-type="float" office:value="12">
            <text:p>12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5-07">
            <text:p>07/05/14</text:p>
          </table:table-cell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formula="of:=SUM([.B65:.O65])" office:value-type="float" office:value="9">
            <text:p>9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5-08">
            <text:p>08/05/14</text:p>
          </table:table-cell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formula="of:=SUM([.B66:.O66])" office:value-type="float" office:value="4">
            <text:p>4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5-09">
            <text:p>09/05/14</text:p>
          </table:table-cell>
          <table:table-cell table:style-name="ce4" office:value-type="float" office:value="8">
            <text:p>8</text:p>
          </table:table-cell>
          <table:table-cell table:style-name="ce4" table:number-columns-repeated="13"/>
          <table:table-cell table:formula="of:=SUM([.B67:.O67])" office:value-type="float" office:value="8">
            <text:p>8</text:p>
          </table:table-cell>
          <table:table-cell table:number-columns-repeated="16"/>
        </table:table-row>
        <table:table-row table:style-name="ro4" table:visibility="collapse">
          <table:table-cell table:style-name="ce3" office:value-type="date" office:date-value="2014-05-12">
            <text:p>12/05/1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formula="of:=SUM([.B68:.O68])" office:value-type="float" office:value="12">
            <text:p>12</text:p>
          </table:table-cell>
          <table:table-cell table:number-columns-repeated="16"/>
        </table:table-row>
        <table:table-row table:style-name="ro4" table:visibility="collapse">
          <table:table-cell table:style-name="ce3"/>
          <table:table-cell table:style-name="ce4" table:number-columns-repeated="14"/>
          <table:table-cell table:formula="of:=SUM([.B69:.O69])" office:value-type="float" office:value="0">
            <text:p>0</text:p>
          </table:table-cell>
          <table:table-cell table:number-columns-repeated="16"/>
        </table:table-row>
        <table:table-row table:style-name="ro4" table:visibility="collapse">
          <table:table-cell table:style-name="ce3"/>
          <table:table-cell table:style-name="ce4" table:number-columns-repeated="14"/>
          <table:table-cell table:formula="of:=SUM([.B70:.O70])" office:value-type="float" office:value="0">
            <text:p>0</text:p>
          </table:table-cell>
          <table:table-cell table:number-columns-repeated="16"/>
        </table:table-row>
        <table:table-row table:style-name="ro4" table:visibility="collapse">
          <table:table-cell table:style-name="ce3"/>
          <table:table-cell table:style-name="ce4" table:number-columns-repeated="14"/>
          <table:table-cell table:formula="of:=SUM([.B71:.O71])" office:value-type="float" office:value="0">
            <text:p>0</text:p>
          </table:table-cell>
          <table:table-cell table:number-columns-repeated="16"/>
        </table:table-row>
        <table:table-row table:style-name="ro4" table:visibility="collapse">
          <table:table-cell table:style-name="ce3"/>
          <table:table-cell table:style-name="ce4" table:number-columns-repeated="14"/>
          <table:table-cell table:formula="of:=SUM([.B72:.O72])"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style-name="ce4" table:number-columns-repeated="15"/>
          <table:table-cell table:formula="of:=SUM([.B73:.O73])"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style-name="ce4" office:value-type="string">
            <text:p>TOTALI</text:p>
          </table:table-cell>
          <table:table-cell table:style-name="ce4" table:formula="of:=SUM([.B6:.B73])" office:value-type="float" office:value="532">
            <text:p>532</text:p>
          </table:table-cell>
          <table:table-cell table:style-name="ce4" table:formula="of:=SUM([.C5:.C73])" office:value-type="float" office:value="94">
            <text:p>94</text:p>
          </table:table-cell>
          <table:table-cell table:style-name="ce4" table:formula="of:=SUM([.D5:.D73])" office:value-type="float" office:value="70">
            <text:p>70</text:p>
          </table:table-cell>
          <table:table-cell table:style-name="ce4" table:formula="of:=SUM([.E5:.E73])" office:value-type="float" office:value="10">
            <text:p>10</text:p>
          </table:table-cell>
          <table:table-cell table:style-name="ce4" table:formula="of:=SUM([.F5:.F73])" office:value-type="float" office:value="4">
            <text:p>4</text:p>
          </table:table-cell>
          <table:table-cell table:style-name="ce4" table:formula="of:=SUM([.G6:.G73])" office:value-type="float" office:value="7">
            <text:p>7</text:p>
          </table:table-cell>
          <table:table-cell table:style-name="ce4" table:formula="of:=SUM([.H6:.H73])" office:value-type="float" office:value="3">
            <text:p>3</text:p>
          </table:table-cell>
          <table:table-cell table:style-name="ce4" table:formula="of:=SUM([.I6:.I73])" office:value-type="float" office:value="7">
            <text:p>7</text:p>
          </table:table-cell>
          <table:table-cell table:style-name="ce4" table:formula="of:=SUM([.J6:.J73])" office:value-type="float" office:value="3">
            <text:p>3</text:p>
          </table:table-cell>
          <table:table-cell table:style-name="ce4" table:formula="of:=SUM([.K6:.K73])" office:value-type="float" office:value="0">
            <text:p>0</text:p>
          </table:table-cell>
          <table:table-cell table:style-name="ce4" table:formula="of:=SUM([.L5:.L73])" office:value-type="float" office:value="0">
            <text:p>0</text:p>
          </table:table-cell>
          <table:table-cell table:style-name="ce4" table:formula="of:=SUM([.M5:.M24])" office:value-type="float" office:value="0">
            <text:p>0</text:p>
          </table:table-cell>
          <table:table-cell table:style-name="ce4" table:formula="of:=SUM([.N5:.N20])" office:value-type="float" office:value="0">
            <text:p>0</text:p>
          </table:table-cell>
          <table:table-cell table:style-name="ce4" table:formula="of:=SUM([.O5:.O20])" office:value-type="float" office:value="0">
            <text:p>0</text:p>
          </table:table-cell>
          <table:table-cell table:formula="of:=SUM([.B74:.O74])" office:value-type="float" office:value="730">
            <text:p>730</text:p>
          </table:table-cell>
          <table:table-cell table:number-columns-repeated="16"/>
        </table:table-row>
        <table:table-row table:style-name="ro4">
          <table:table-cell table:style-name="ce4" office:value-type="string">
            <text:p>IMP</text:p>
          </table:table-cell>
          <table:table-cell table:style-name="ce7" table:formula="of:=[.B4]*[.B74]" office:value-type="currency" office:currency="EUR" office:value="2814.28">
            <text:p>€ 2.814,28</text:p>
          </table:table-cell>
          <table:table-cell table:style-name="ce7" table:formula="of:=[.C4]*[.C74]" office:value-type="currency" office:currency="EUR" office:value="1234.22">
            <text:p>€ 1.234,22</text:p>
          </table:table-cell>
          <table:table-cell table:style-name="ce7" table:formula="of:=[.D4]*[.D74]" office:value-type="currency" office:currency="EUR" office:value="350">
            <text:p>€ 350,00</text:p>
          </table:table-cell>
          <table:table-cell table:style-name="ce7" table:formula="of:=[.E4]*[.E74]" office:value-type="currency" office:currency="EUR" office:value="70">
            <text:p>€ 70,00</text:p>
          </table:table-cell>
          <table:table-cell table:style-name="ce7" table:formula="of:=[.F4]*[.F74]" office:value-type="currency" office:currency="EUR" office:value="27.16">
            <text:p>€ 27,16</text:p>
          </table:table-cell>
          <table:table-cell table:style-name="ce7" table:formula="of:=[.G4]*[.G74]" office:value-type="currency" office:currency="EUR" office:value="36.4">
            <text:p>€ 36,40</text:p>
          </table:table-cell>
          <table:table-cell table:style-name="ce7" table:formula="of:=[.H4]*[.H74]" office:value-type="currency" office:currency="EUR" office:value="7.8">
            <text:p>€ 7,80</text:p>
          </table:table-cell>
          <table:table-cell table:style-name="ce7" table:formula="of:=[.I4]*[.I74]" office:value-type="currency" office:currency="EUR" office:value="70">
            <text:p>€ 70,00</text:p>
          </table:table-cell>
          <table:table-cell table:style-name="ce7" table:formula="of:=[.J4]*[.J74]" office:value-type="currency" office:currency="EUR" office:value="10.5">
            <text:p>€ 10,50</text:p>
          </table:table-cell>
          <table:table-cell table:style-name="ce7" table:formula="of:=[.K4]*[.K74]" office:value-type="currency" office:currency="EUR" office:value="0">
            <text:p>€ 0,00</text:p>
          </table:table-cell>
          <table:table-cell table:style-name="ce7" table:formula="of:=[.L4]*[.L74]" office:value-type="currency" office:currency="EUR" office:value="0">
            <text:p>€ 0,00</text:p>
          </table:table-cell>
          <table:table-cell table:style-name="ce7" table:formula="of:=[.M4]*[.M74]" office:value-type="currency" office:currency="EUR" office:value="0">
            <text:p>€ 0,00</text:p>
          </table:table-cell>
          <table:table-cell table:style-name="ce7" table:formula="of:=[.N4]*[.N74]" office:value-type="currency" office:currency="EUR" office:value="0">
            <text:p>€ 0,00</text:p>
          </table:table-cell>
          <table:table-cell table:style-name="ce7" table:formula="of:=[.O4]*[.O74]" office:value-type="currency" office:currency="EUR" office:value="0">
            <text:p>€ 0,00</text:p>
          </table:table-cell>
          <table:table-cell table:number-columns-repeated="17"/>
        </table:table-row>
        <table:table-row table:style-name="ro4" table:number-rows-repeated="2">
          <table:table-cell table:style-name="ce5" table:number-columns-repeated="15"/>
          <table:table-cell table:number-columns-repeated="17"/>
        </table:table-row>
        <table:table-row table:style-name="ro4">
          <table:table-cell table:style-name="ce4" office:value-type="string">
            <text:p>TOTALI</text:p>
          </table:table-cell>
          <table:table-cell table:style-name="ce8" table:formula="of:=SUM([.B75:.O75])" office:value-type="currency" office:currency="EUR" office:value="4620.36" table:number-columns-spanned="2" table:number-rows-spanned="1">
            <text:p>€ 4.620,36</text:p>
          </table:table-cell>
          <table:covered-table-cell table:style-name="ce4"/>
          <table:table-cell table:style-name="ce9" table:formula="of:=SUM([.B74:.O74])" office:value-type="currency" office:currency="N°" office:value="730">
            <text:p>N° 730</text:p>
          </table:table-cell>
          <table:table-cell table:style-name="ce5" table:number-columns-repeated="11"/>
          <table:table-cell table:number-columns-repeated="17"/>
        </table:table-row>
        <table:table-row table:style-name="ro4" table:number-rows-repeated="1048497">
          <table:table-cell table:number-columns-repeated="32"/>
        </table:table-row>
        <table:table-row table:style-name="ro4">
          <table:table-cell table:number-columns-repeated="32"/>
        </table:table-row>
      </table:table>
      <table:table table:name="Foglio2" table:style-name="ta1">
        <table:table-column table:style-name="co6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text>N° </number:text>
    </number:number-style>
    <number:currency-style style:name="N109P0" style:volatile="true">
      <number:currency-symbol number:language="it" number:country="IT">N°</number:currency-symbol>
      <number:text> </number:text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N°</number:currency-symbol>
      <number:text> </number:text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hadow="none" style:scale-to="11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food </meta:initial-creator>
    <meta:creation-date>2012-10-06T12:38:07</meta:creation-date>
    <dc:date>2014-05-13T14:59:52</dc:date>
    <meta:editing-duration>P9DT16H47M20S</meta:editing-duration>
    <meta:editing-cycles>428</meta:editing-cycles>
    <meta:generator>LibreOffice/3.5$Linux_x86 LibreOffice_project/350m1$Build-2</meta:generator>
    <meta:printed-by>camifood </meta:printed-by>
    <meta:print-date>2014-05-13T14:07:49</meta:print-date>
    <dc:creator>camifood </dc:creator>
    <meta:document-statistic meta:table-count="3" meta:cell-count="338" meta:object-count="0"/>
  </office:meta>
</office:document-meta>
</file>